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66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<text:span text:style-name="T1">Perm Missing Element</text:span><text:span text:style-name="T1"><text:line-break/></text:span><text:span text:style-name="T1">Find the missing element in a given permut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6.67cm" svg:height="12.338cm" svg:x="0.635cm" svg:y="2.54cm">
          <draw:text-box>
            <text:p>An array A consisting of N different integers is given. The array contains integers in the range [1..(N + 1)], which means that exactly one element is missing.</text:p>
            <text:p/>
            <text:p>Your goal is to find that missing element.</text:p>
            <text:p/>
            <text:p>Write a function:</text:p>
            <text:p><text:s text:c="4"/>def solution(A)</text:p>
            <text:p/>
            <text:p>that, given an array A, returns the value of the missing element.</text:p>
            <text:p/>
            <text:p>Write an efficient algorithm for the following assumptions:</text:p>
            <text:p/>
            <text:p><text:s text:c="8"/>N is an integer within the range [0..100,000];</text:p>
            <text:p><text:s text:c="8"/>the elements of A are all distinct;</text:p>
            <text:p><text:s text:c="8"/>each element of array A is an integer within the range [1..(N + 1)]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</text:p>
          </draw:text-box>
        </draw:frame>
        <draw:frame draw:style-name="gr3" draw:text-style-name="P2" draw:layer="layout" svg:width="26.67cm" svg:height="8.89cm" svg:x="0.635cm" svg:y="2.54cm">
          <draw:text-box>
            <text:p text:style-name="P3">For example, given array A such that:</text:p>
            <text:p text:style-name="P3"><text:s text:c="2"/>A[0] = 2</text:p>
            <text:p text:style-name="P3"><text:s text:c="2"/>A[1] = 3</text:p>
            <text:p text:style-name="P3"><text:s text:c="2"/>A[2] = 1</text:p>
            <text:p text:style-name="P3"><text:s text:c="2"/>A[3] = 5</text:p>
            <text:p text:style-name="P3"/>
            <text:p text:style-name="P3">the function should return 4, as it is the missing element.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int</text:p>
          </draw:text-box>
        </draw:frame>
        <draw:frame draw:style-name="gr4" draw:text-style-name="P4" draw:layer="layout" svg:width="27.965cm" svg:height="11.915cm" svg:x="0.035cm" svg:y="2.04cm">
          <draw:text-box>
            <text:p><text:span text:style-name="T2">Concept 1: Arithmetic Progression</text:span></text:p>
            <text:p><text:span text:style-name="T3">General case of Arithmetic Progression.</text:span></text:p>
            <text:p><text:span text:style-name="T3"/></text:p>
            <text:p><text:span text:style-name="T3">An arithmetic progression (AP) is a sequence of numbers in which the difference of any two successive members is a constant. This constant difference is often denoted by "d." The general form of an arithmetic progression is:</text:span></text:p>
            <text:p><text:span text:style-name="T3"/></text:p>
            <text:p><text:span text:style-name="T3">a, a+d, a+2d, a+3d, …</text:span></text:p>
            <text:p><text:span text:style-name="T3">Here:</text:span></text:p>
            <text:p><text:span text:style-name="T3"><text:s text:c="4"/></text:span><text:span text:style-name="T3">a is the first term (initial term) of the sequence.</text:span></text:p>
            <text:p><text:span text:style-name="T3"><text:s text:c="4"/></text:span><text:span text:style-name="T3">d is the common difference between consecutive terms.</text:span></text:p>
            <text:p><text:span text:style-name="T3"/></text:p>
            <text:p><text:span text:style-name="T3">For example, consider the arithmetic progression with a first term (a) of 3 and a common difference (d) of 2:</text:span></text:p>
            <text:p><text:span text:style-name="T3">3, 5, 7, 9, 11,…</text:span></text:p>
            <text:p><text:span text:style-name="T3">Sum of an A.P. is: ​[2a+(n−1)d] * n / 2</text:span></text:p>
            <text:p><text:span text:style-name="T3"/></text:p>
            <text:p><text:span text:style-name="T2">Concept 2: Triangular Numbers</text:span></text:p>
            <text:p><text:span text:style-name="T3">Which is a specific case of Arithmetic Progression.</text:span></text:p>
            <text:p><text:span text:style-name="T3"/></text:p>
            <text:p><text:span text:style-name="T3">Triangular numbers are a sequence of numbers that represent the number of objects that can be arranged in the shape of an equilateral triangle. The n-th triangular number is the sum of the first n natural numbers. The formula for the n-th triangular number, often denoted as Tn​, is given by:</text:span></text:p>
            <text:p><text:span text:style-name="T3"/></text:p>
            <text:p><text:span text:style-name="T3">Tn=1+2+3+…+n = n⋅(n+1) / 2</text:span></text:p>
            <text:p><text:span text:style-name="T3"/></text:p>
            <text:p><text:span text:style-name="T3"/></text:p>
            <text:p><text:span text:style-name="T3">The sequence of triangular numbers begins with:</text:span></text:p>
            <text:p><text:span text:style-name="T3"/></text:p>
            <text:p><text:span text:style-name="T3">1, 3, 6, 10, 15, 21,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</text:p>
          </draw:text-box>
        </draw:frame>
        <draw:frame draw:style-name="gr5" draw:text-style-name="P2" draw:layer="layout" svg:width="27.905cm" svg:height="11.627cm" svg:x="0.035cm" svg:y="2.04cm">
          <draw:text-box>
            <text:p>We will use the idea of N’th Triangular number to find our missing number using the following steps:</text:p>
            <text:p>1. We find the ideal sum if the missing number were also there. </text:p>
            <text:p>This is given by the formula for the sum of an A.P. or formula for N’th Triangular number.</text:p>
            <text:p/>
            <text:p>2. We find the sum of input we have.</text:p>
            <text:p/>
            <text:p>3. Missing number = result_from_step_1 - result_from_step_2 <text:s/></text:p>
            <text:p/>
            <text:p><text:span text:style-name="T4">def solution(A):</text:span></text:p>
            <text:p><text:span text:style-name="T4"><text:s text:c="4"/></text:span><text:span text:style-name="T4"># Implement your solution here</text:span></text:p>
            <text:p><text:span text:style-name="T4"><text:s text:c="4"/></text:span><text:span text:style-name="T4">sum_of_series = (len(A) + 1) * (len(A) + 2) / 2</text:span></text:p>
            <text:p><text:span text:style-name="T4"><text:s text:c="4"/></text:span><text:span text:style-name="T4">sum_of_input = sum(A)</text:span></text:p>
            <text:p><text:span text:style-name="T4"><text:s text:c="4"/></text:span><text:span text:style-name="T4">missing_element = int(sum_of_series - sum_of_input)</text:span></text:p>
            <text:p><text:span text:style-name="T4"><text:s text:c="4"/></text:span><text:span text:style-name="T4">return missing_element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etected Time Complexit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O(N) or O(N * log(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 Cases</text:p>
          </draw:text-box>
        </draw:frame>
        <draw:frame draw:style-name="gr5" draw:text-style-name="P2" draw:layer="layout" svg:width="12.7cm" svg:height="11.627cm" svg:x="0.135cm" svg:y="2.14cm">
          <draw:text-box>
            <text:p><text:span text:style-name="T5">Correctness tests</text:span></text:p>
            <text:p/>
            <text:p>empty_and_single</text:p>
            <text:p>empty list and single element</text:p>
            <text:p/>
            <text:p>missing_first_or_last</text:p>
            <text:p>the first or the last element is missing</text:p>
            <text:p/>
            <text:p>single</text:p>
            <text:p>single element</text:p>
            <text:p/>
            <text:p>double</text:p>
            <text:p>two elements</text:p>
            <text:p/>
            <text:p>simple</text:p>
            <text:p>simple test</text:p>
          </draw:text-box>
        </draw:frame>
        <draw:frame draw:style-name="gr2" draw:text-style-name="P2" draw:layer="layout" svg:width="14.605cm" svg:height="12.338cm" svg:x="13.67cm" svg:y="2.04cm">
          <draw:text-box>
            <text:p text:style-name="P3"><text:span text:style-name="T5">Performance tests</text:span></text:p>
            <text:p text:style-name="P3"/>
            <text:p text:style-name="P3">medium1</text:p>
            <text:p text:style-name="P3">medium test, length = ~10,000</text:p>
            <text:p text:style-name="P3"/>
            <text:p text:style-name="P3">medium2</text:p>
            <text:p text:style-name="P3">medium test, length = ~10,000</text:p>
            <text:p text:style-name="P3"/>
            <text:p text:style-name="P3">large_range</text:p>
            <text:p text:style-name="P3">range sequence, length = ~100,000</text:p>
            <text:p text:style-name="P3"/>
            <text:p text:style-name="P3">large1</text:p>
            <text:p text:style-name="P3">large test, length = ~100,000</text:p>
            <text:p text:style-name="P3"/>
            <text:p text:style-name="P3">large2</text:p>
            <text:p text:style-name="P3">large test, length = ~100,000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53:59.311022563</meta:creation-date>
    <meta:editing-duration>PT20M31S</meta:editing-duration>
    <meta:editing-cycles>8</meta:editing-cycles>
    <meta:generator>LibreOffice/7.6.3.2$Linux_X86_64 LibreOffice_project/29d686fea9f6705b262d369fede658f824154cc0</meta:generator>
    <dc:title>Blue Curve</dc:title>
    <dc:date>2023-12-12T20:17:56.272718169</dc:date>
    <meta:document-statistic meta:object-count="63"/>
  </office:meta>
</office:document-meta>
</file>